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57cm" fo:min-width="2.751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326cm" loext:decorative="false"/>
      <style:paragraph-properties style:writing-mode="lr-tb"/>
    </style:style>
    <style:style style:name="gr3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Estremità_20_linea_20_5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4.75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7.9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1.157cm" fo:min-width="2.751cm" loext:decorative="false"/>
      <style:paragraph-properties style:writing-mode="lr-tb"/>
    </style:style>
    <style:style style:name="gr10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stremità_20_linea_20_7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Estremità_20_linea_20_8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77bc65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b2b2b2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5cm" svg:height="1.75cm" svg:x="2.5cm" svg:y="4.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2" draw:id="id2" draw:layer="layout" svg:width="3.25cm" svg:height="1.75cm" svg:x="2.5cm" svg:y="6.7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3" draw:id="id3" draw:layer="layout" svg:width="3cm" svg:height="1.5cm" svg:x="2.75cm" svg:y="1.5cm">
          <text:p text:style-name="P2"><text:span text:style-name="T1">ni</text:span><text:span text:style-name="T1">xp</text:span><text:span text:style-name="T1">kg</text:span><text:span text:style-name="T1">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4" draw:layer="layout" draw:type="curve" svg:x1="4.125cm" svg:y1="6.147cm" svg:x2="4.125cm" svg:y2="6.75cm" draw:start-shape="id1" draw:start-glue-point="6" draw:end-shape="id2" draw:end-glue-point="4" svg:d="M4125 6147v603" svg:viewBox="0 0 1 604">
          <text:p/>
        </draw:connector>
        <draw:connector draw:style-name="gr4" draw:text-style-name="P4" draw:layer="layout" draw:type="curve" svg:x1="4.125cm" svg:y1="4.5cm" svg:x2="4.25cm" svg:y2="3cm" draw:start-shape="id1" draw:start-glue-point="4" draw:end-shape="id3" draw:end-glue-point="8" svg:d="M4125 4500c0-1123 125-374 125-1500" svg:viewBox="0 0 126 1501">
          <text:p/>
        </draw:connector>
        <draw:custom-shape draw:style-name="gr5" draw:text-style-name="P4" draw:layer="layout" svg:width="5.25cm" svg:height="5.25cm" svg:x="2cm" svg:y="3.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cm" svg:height="0.645cm" svg:x="2cm" svg:y="3.75cm">
          <draw:text-box>
            <text:p text:style-name="P5"><text:span text:style-name="T1">/</text:span><text:span text:style-name="T1">etc</text:span><text:span text:style-name="T1">/</text:span><text:span text:style-name="T1">nix</text:span><text:span text:style-name="T1">os</text:span></text:p>
          </draw:text-box>
        </draw:frame>
        <draw:custom-shape draw:style-name="gr1" draw:text-style-name="P2" xml:id="id5" draw:id="id5" draw:layer="layout" svg:width="3.25cm" svg:height="1.75cm" svg:x="10cm" svg:y="7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6" draw:id="id6" draw:layer="layout" svg:width="3.25cm" svg:height="1.75cm" svg:x="14.25cm" svg:y="7cm">
          <text:p text:style-name="P1"><text:span text:style-name="T1">hardware-</text:span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7" draw:id="id7" draw:layer="layout" svg:width="3cm" svg:height="1.5cm" svg:x="10.35cm" svg:y="1.5cm">
          <text:p text:style-name="P2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4" draw:layer="layout" svg:width="8.4cm" svg:height="5.25cm" svg:x="9.6cm" svg:y="3.7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8.4cm" svg:height="1.039cm" svg:x="9.6cm" svg:y="3.75cm">
          <draw:text-box>
            <text:p text:style-name="P5"><text:span text:style-name="T1">/home/nixos</text:span></text:p>
          </draw:text-box>
        </draw:frame>
        <draw:custom-shape draw:style-name="gr1" draw:text-style-name="P2" xml:id="id4" draw:id="id4" draw:layer="layout" svg:width="3.25cm" svg:height="1.75cm" svg:x="10.75cm" svg:y="4.5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7" draw:layer="layout" svg:width="3.25cm" svg:height="1.75cm" svg:x="14.25cm" svg:y="4.5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4" draw:layer="layout" draw:type="curve" svg:x1="12.375cm" svg:y1="6.147cm" svg:x2="11.625cm" svg:y2="7cm" draw:start-shape="id4" draw:start-glue-point="6" draw:end-shape="id5" draw:end-glue-point="4" svg:d="M12375 6147c0 718-750 292-750 853" svg:viewBox="0 0 751 854">
          <text:p/>
        </draw:connector>
        <draw:connector draw:style-name="gr11" draw:text-style-name="P4" draw:layer="layout" draw:type="curve" svg:x1="13.25cm" svg:y1="7.875cm" svg:x2="14.25cm" svg:y2="7.875cm" draw:start-shape="id5" draw:start-glue-point="7" draw:end-shape="id6" draw:end-glue-point="5" svg:d="M13250 7875h1000" svg:viewBox="0 0 1001 1">
          <text:p/>
        </draw:connector>
        <draw:connector draw:style-name="gr12" draw:text-style-name="P4" draw:layer="layout" draw:type="curve" svg:x1="12.375cm" svg:y1="4.5cm" svg:x2="11.85cm" svg:y2="3cm" draw:start-shape="id4" draw:start-glue-point="4" draw:end-shape="id7" draw:end-glue-point="8" svg:d="M12375 4500c0-1123-525-374-525-1500" svg:viewBox="0 0 526 1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29:56.403636837</meta:creation-date>
    <dc:date>2024-03-22T20:59:07.452857794</dc:date>
    <meta:editing-duration>PT1H10M28S</meta:editing-duration>
    <meta:editing-cycles>2</meta:editing-cycles>
    <meta:generator>LibreOffice/7.6.4.1$Linux_X86_64 LibreOffice_project/60$Build-1</meta:generator>
    <meta:document-statistic meta:object-count="17"/>
  </office:meta>
</office:document-meta>
</file>